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258B9DE7153.jpg" manifest:media-type="image/jpeg"/>
  <manifest:file-entry manifest:full-path="Pictures/100000000000032000000258CE563C7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text-underline-style="none" officeooo:rsid="000b4343" officeooo:paragraph-rsid="000b4343" style:font-size-asian="40pt" style:font-size-complex="4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สวิทชิ่ง</text:p>
      <text:p text:style-name="Standard"/>
      <text:p text:style-name="Standard"/>
      <text:p text:style-name="Standard"><draw:frame draw:style-name="fr1" draw:name="Image1" text:anchor-type="paragraph" svg:x="3.817cm" svg:y="0.127cm" svg:width="8.804cm" svg:height="6.602cm" draw:z-index="0"><draw:image xlink:href="Pictures/100000000000032000000258CE563C7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3.817cm" svg:y="0.159cm" svg:width="8.745cm" svg:height="6.558cm" draw:z-index="1"><draw:image xlink:href="Pictures/100000000000032000000258B9DE715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09:56:38.312000000</meta:creation-date>
    <dc:date>2015-11-14T10:02:50.687000000</dc:date>
    <meta:editing-duration>PT6M14S</meta:editing-duration>
    <meta:editing-cycles>1</meta:editing-cycles>
    <meta:document-statistic meta:table-count="0" meta:image-count="2" meta:object-count="0" meta:page-count="1" meta:paragraph-count="1" meta:word-count="4" meta:character-count="5" meta:non-whitespace-character-count="5"/>
    <meta:generator>LibreOffice/4.4.5.2$Windows_x86 LibreOffice_project/a22f674fd25a3b6f45bdebf25400ed2adff0ff99</meta:generator>
  </office:meta>
</office:document-meta>
</file>